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30000008795678E82.png" manifest:media-type="image/png"/>
  <manifest:file-entry manifest:full-path="Pictures/10000000000001A7000000CD10192B5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" svg:font-family="OpenSymbol"/>
    <style:font-face style:name="StarSymbol" svg:font-family="StarSymbol"/>
    <style:font-face style:name="Symbol" svg:font-family="Symbol" style:font-family-generic="roman" style:font-pitch="variable" style:font-charset="x-symbol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ing_20_2" style:master-page-name="Standard">
      <style:paragraph-properties fo:text-align="justify" style:justify-single-word="false" style:page-number="auto"/>
      <style:text-properties fo:font-size="8pt" officeooo:paragraph-rsid="001bcd76" style:font-size-asian="8pt" style:font-size-complex="8pt"/>
    </style:style>
    <style:style style:name="P2" style:family="paragraph" style:parent-style-name="Standard">
      <style:paragraph-properties fo:text-align="justify" style:justify-single-word="false"/>
      <style:text-properties fo:font-size="8pt" officeooo:paragraph-rsid="001bcd76" style:font-size-asian="8pt" style:font-size-complex="8pt"/>
    </style:style>
    <style:style style:name="P3" style:family="paragraph" style:parent-style-name="Standard">
      <style:paragraph-properties fo:text-align="justify" style:justify-single-word="false"/>
      <style:text-properties fo:font-size="8pt" officeooo:paragraph-rsid="009068ed" style:font-size-asian="8pt" style:font-size-complex="8pt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9068ed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9068ed" officeooo:paragraph-rsid="009068ed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91586b" officeooo:paragraph-rsid="0091586b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91fbc2" officeooo:paragraph-rsid="0091fbc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91586b" officeooo:paragraph-rsid="0091586b" style:font-weight-asian="normal" style:font-weight-complex="normal"/>
    </style:style>
    <style:style style:name="T1" style:family="text">
      <style:text-properties officeooo:rsid="00903c88"/>
    </style:style>
    <style:style style:name="T2" style:family="text">
      <style:text-properties officeooo:rsid="009068ed"/>
    </style:style>
    <style:style style:name="T3" style:family="text">
      <style:text-properties fo:font-size="8pt" officeooo:rsid="009068ed" style:font-size-asian="8pt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91ed39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p text:style-name="P2"/>
      <text:p text:style-name="P3">Hola Buenoas tardes, estoy iniciando un nuevo proyecto de software en lazarus, cuyo objeto principal <text:span text:style-name="T1">es poder hacer un incert masivo de registros en una base de datos dbisam de una aplicación desarrollada en Delphi, el origen de los datos estará en una hoja de excel, </text:span><text:span text:style-name="T2">para ello voy a necesitar:</text:span></text:p>
      <text:list text:style-name="L1">
        <text:list-item>
          <text:p text:style-name="P4"><text:span text:style-name="T3">Un TfrnMainMenu llamado frmMainMenu, en el cual colocaré los siguiente componentes:</text:span></text:p>
          <text:list>
            <text:list-item>
              <text:p text:style-name="P5"><text:span text:style-name="T4">TmainMenu llamado MainMenuArk</text:span></text:p>
            </text:list-item>
            <text:list-item>
              <text:p text:style-name="P5"><text:span text:style-name="T4">Ttimer llamado TimerArk</text:span></text:p>
            </text:list-item>
            <text:list-item>
              <text:p text:style-name="P5"><text:span text:style-name="T4">TimageList llamado ImageListArk</text:span></text:p>
            </text:list-item>
            <text:list-item>
              <text:p text:style-name="P5"><text:span text:style-name="T4">TtoolBae llamado tbr_MainMenuArk</text:span></text:p>
            </text:list-item>
            <text:list-item>
              <text:p text:style-name="P6"><text:span text:style-name="T4">TdataModule llamado DataModuleArk</text:span></text:p>
            </text:list-item>
            <text:list-item>
              <text:p text:style-name="P7"><text:span text:style-name="T4">un formulario llamado frm</text:span></text:p>
            </text:list-item>
          </text:list>
        </text:list-item>
      </text:list>
      <text:p text:style-name="P8"><text:span text:style-name="T4">Estoy comenzando a definir </text:span><text:span text:style-name="T5">los parametros de conexión con Dbisam para lo que deseo utilizar un formulario llamado frm_SysConfig, espero me puedas ayudar en este otro pequeño proyect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" svg:font-family="OpenSymbol"/>
    <style:font-face style:name="StarSymbol" svg:font-family="StarSymbol"/>
    <style:font-face style:name="Symbol" svg:font-family="Symbol" style:font-family-generic="roman" style:font-pitch="variable" style:font-charset="x-symbol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VE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es" fo:country="VE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01cm" style:contextual-spacing="false" style:line-height-at-least="0cm" fo:text-align="start" style:justify-single-word="false"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2pt" fo:font-style="italic" style:font-size-asian="12pt" style:font-style-asian="italic"/>
    </style:style>
    <style:style style:name="Text_20_body_20_indent" style:display-name="Text body indent" style:family="paragraph" style:parent-style-name="Standard" style:class="text">
      <style:paragraph-properties fo:margin-left="-1.501cm" fo:margin-right="0cm" fo:text-indent="0cm" style:auto-text-indent="false"/>
      <style:text-properties style:font-name="Verdana" fo:font-family="Verdana" style:font-family-generic="swiss" style:font-pitch="variable" fo:font-weight="bold" style:font-weight-asian="bold" style:font-name-complex="Verdana" style:font-family-complex="Verdana" style:font-family-generic-complex="swiss" style:font-pitch-complex="variabl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Zeichenformat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43z0" style:family="text">
      <style:text-properties style:font-name="Symbol" fo:font-family="Symbol" style:font-family-generic="roman" style:font-pitch="variable" style:font-charset="x-symbol" fo:font-size="9pt" style:font-size-asian="9pt" style:font-name-complex="Symbol" style:font-family-complex="Symbol" style:font-family-generic-complex="roman" style:font-pitch-complex="variable" style:font-charset-complex="x-symbol" style:font-size-complex="9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Verdana" fo:font-family="Verdana" style:font-family-generic="swiss" style:font-pitch="variable" fo:font-size="9pt" fo:language="es" fo:country="ES" style:font-size-asian="9pt" style:font-name-complex="Verdana" style:font-family-complex="Verdana" style:font-family-generic-complex="swiss" style:font-pitch-complex="variable" style:font-size-complex="9pt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3z0" style:family="text"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9pt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Verdana" fo:font-family="Verdana" style:font-family-generic="swiss" style:font-pitch="variable" fo:font-size="9pt" fo:language="es" fo:country="ES" style:font-size-asian="9pt" style:font-name-complex="Arial" style:font-family-complex="Arial" style:font-family-generic-complex="swiss" style:font-pitch-complex="variable" style:font-size-complex="9pt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1z0" style:family="text">
      <style:text-properties style:font-name="Verdana" fo:font-family="Verdana" style:font-family-generic="swiss" style:font-pitch="variable" fo:font-size="9pt" fo:language="es" fo:country="ES" style:font-size-asian="9pt" style:font-name-complex="Arial" style:font-family-complex="Arial" style:font-family-generic-complex="swiss" style:font-pitch-complex="variable" style:font-size-complex="9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27z0" style:family="text"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9pt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5z0" style:family="text"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9pt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37z0" style:family="text">
      <style:text-properties style:font-name="Verdana" fo:font-family="Verdana" style:font-family-generic="swiss" style:font-pitch="variable" fo:font-size="9pt" fo:language="es" fo:country="ES" style:font-size-asian="9pt" style:font-name-complex="Verdana" style:font-family-complex="Verdana" style:font-family-generic-complex="swiss" style:font-pitch-complex="variable" style:font-size-complex="9pt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9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0" style:family="text"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9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9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9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4z0" style:family="text"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9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>
      <style:text-properties style:font-name="Arial" fo:font-family="Arial" style:font-family-generic="swiss" style:font-pitch="variable" fo:font-size="8pt" fo:font-weight="normal" style:font-size-asian="7pt" style:font-weight-asian="normal" style:font-size-complex="8pt" style:font-weight-complex="normal"/>
    </style:style>
    <style:style style:name="ListLabel_20_74" style:display-name="ListLabel 74" style:family="text">
      <style:text-properties style:use-window-font-color="true" loext:opacity="0%" fo:font-size="9pt" fo:font-style="normal" fo:font-weight="normal" style:font-size-asian="9pt" style:font-style-asian="normal" style:font-weight-asian="normal" style:font-size-complex="9pt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0.76cm" fo:text-indent="-0.635cm" fo:margin-left="0.76cm"/>
        </style:list-level-properties>
        <style:text-properties style:font-name="Symbol"/>
      </text:list-level-style-bullet>
      <text:list-level-style-bullet text:level="2" text:style-name="Zeichenformat" loext:num-list-format="%2%" text:bullet-char="o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7.745cm" fo:text-indent="-0.635cm" fo:margin-left="7.745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9.015cm" fo:text-indent="-0.635cm" fo:margin-left="9.015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0.285cm" fo:text-indent="-0.635cm" fo:margin-left="10.28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Zeichenformat" loext:num-list-format="%2%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loext:num-list-format="%2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loext:num-list-format="%2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1.905cm"/>
        </style:list-level-properties>
        <style:text-properties style:font-name="Symbol"/>
      </text:list-level-style-bullet>
      <text:list-level-style-bullet text:level="2" text:style-name="WW8Num43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4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4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4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0.635cm"/>
        </style:list-level-properties>
      </text:list-level-style-number>
      <text:list-level-style-number text:level="2" text:style-name="WW8Num36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6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6z3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6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6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6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6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6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0.27cm"/>
        </style:list-level-properties>
      </text:list-level-style-number>
      <text:list-level-style-bullet text:level="2" text:style-name="WW8Num3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905cm"/>
        </style:list-level-properties>
      </text:list-level-style-number>
      <text:list-level-style-number text:level="2" text:style-name="WW8Num13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3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3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3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3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3z6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3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3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text:style-name="WW8Num1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text:style-name="WW8Num2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bullet text:level="2" text:style-name="WW8Num3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905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905cm"/>
        </style:list-level-properties>
      </text:list-level-style-number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905cm"/>
        </style:list-level-properties>
      </text:list-level-style-number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text:style-name="WW8Num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Regular" style:font-pitch="fixed" style:font-charset="x-symbol"/>
      </text:list-level-style-bullet>
      <text:list-level-style-bullet text:level="2" text:style-name="ListLabel_20_74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Symbol" style:font-style-name="Regular" style:font-pitch="fixed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fixed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ymbol" style:font-style-name="Regular" style:font-pitch="fixed" style:font-charset="x-symbol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style-name="Regular" style:font-pitch="fixed" style:font-charset="x-symbol"/>
      </text:list-level-style-bullet>
      <text:list-level-style-bullet text:level="5" text:style-name="ListLabel_20_76" loext:num-list-format="%5%o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fo:font-family="Symbol" style:font-style-name="Regular" style:font-pitch="fixed" style:font-charset="x-symbol"/>
      </text:list-level-style-bullet>
      <text:list-level-style-bullet text:level="8" text:style-name="ListLabel_20_77" loext:num-list-format="%8%o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fixed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style:width="16.492cm" table:align="margins" style:writing-mode="lr-tb"/>
    </style:style>
    <style:style style:name="Tabla3.A" style:family="table-column">
      <style:table-column-properties style:column-width="5.491cm" style:rel-column-width="21822*"/>
    </style:style>
    <style:style style:name="Tabla3.B" style:family="table-column">
      <style:table-column-properties style:column-width="5.5cm" style:rel-column-width="21856*"/>
    </style:style>
    <style:style style:name="Tabla3.C" style:family="table-column">
      <style:table-column-properties style:column-width="5.5cm" style:rel-column-width="21857*"/>
    </style:style>
    <style:style style:name="Tabla3.A1" style:family="table-cell">
      <style:table-cell-properties fo:padding="0.097cm" fo:border="none"/>
    </style:style>
    <style:style style:name="MP1" style:family="paragraph" style:parent-style-name="Footer">
      <style:paragraph-properties fo:text-align="center" style:justify-single-word="false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cm" fo:margin-bottom="0.801cm" fo:margin-left="2.499cm" fo:margin-right="2.499cm" style:writing-mode="lr-tb" style:layout-grid-color="#c0c0c0" style:layout-grid-lines="25438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2.24pt double #729fcf" fo:border-left="none" fo:border-right="none" style:border-line-width-bottom="0.041cm 0.019cm 0.019cm" fo:padding="0.049cm" fo:background-color="transparent" style:dynamic-spacing="true" draw:fill="none" draw:fill-color="#99ccff"/>
      </style:header-style>
      <style:footer-style>
        <style:header-footer-properties fo:min-height="0.6cm" fo:margin-left="0cm" fo:margin-right="0cm" fo:margin-top="0.499cm" fo:border-top="2.35pt double #729fcf" fo:border-bottom="none" fo:border-left="none" fo:border-right="none" style:border-line-width-top="0.053cm 0.004cm 0.026cm" fo:padding="0.049cm" fo:background-color="transparent" style:dynamic-spacing="false" draw:fill="none" draw:fill-color="#99ccf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>
            <table:table-cell table:style-name="Tabla3.A1" office:value-type="string">
              <text:p text:style-name="Table_20_Contents"><draw:frame draw:style-name="Mfr1" draw:name="4 Imagen Copia 1 Copia 1" text:anchor-type="paragraph" svg:x="0.011cm" svg:y="-0.33cm" svg:width="4.129cm" svg:height="1.469cm" draw:z-index="1"><draw:image xlink:href="Pictures/10000001000001A30000008795678E82.png" xlink:type="simple" xlink:show="embed" xlink:actuate="onLoad" draw:mime-type="image/png"/></draw:frame></text:p>
            </table:table-cell>
            <table:table-cell table:style-name="Tabla3.A1" office:value-type="string">
              <text:p text:style-name="Table_20_Contents"/>
            </table:table-cell>
            <table:table-cell table:style-name="Tabla3.A1" office:value-type="string">
              <text:p text:style-name="Table_20_Contents"><draw:frame draw:style-name="Mfr2" draw:name="Imagen2 Copia 1 Copia 1" text:anchor-type="char" svg:x="2.282cm" svg:y="-0.323cm" svg:width="2.926cm" svg:height="1.418cm" draw:z-index="0"><draw:image xlink:href="Pictures/10000000000001A7000000CD10192B54.png" xlink:type="simple" xlink:show="embed" xlink:actuate="onLoad" draw:mime-type="image/png"/></draw:frame></text:p>
            </table:table-cell>
          </table:table-row>
        </table:table>
        <text:p text:style-name="Header"/>
      </style:header>
      <style:footer>
        <text:p text:style-name="MP1">Av. Circunvalación del Sol, Centro Profesional Santa Paula, Torre B Piso 11,Oficina 11-06, Urb. Santa Paula, El Cafetal, Baruta, </text:p>
        <text:p text:style-name="MP1">Telf. 0212-841.10.06, Móvil: 0416-709.73.80, Email: arksoft.sistemas@gmail.com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JuepaePlt-202403</dc:title>
    <meta:editing-cycles>5</meta:editing-cycles>
    <meta:creation-date>2025-04-12T17:37:03.161000000</meta:creation-date>
    <meta:editing-duration>PT1H3M7S</meta:editing-duration>
    <meta:generator>LibreOffice/24.8.0.3$Windows_X86_64 LibreOffice_project/0bdf1299c94fe897b119f97f3c613e9dca6be583</meta:generator>
    <meta:initial-creator>Juan Ernesto Páez Mujica</meta:initial-creator>
    <dc:date>2025-04-13T00:05:22.968000000</dc:date>
    <dc:creator>Juan Ernesto Páez Mujica</dc:creator>
    <meta:document-statistic meta:table-count="1" meta:image-count="2" meta:object-count="0" meta:page-count="1" meta:paragraph-count="11" meta:word-count="141" meta:character-count="953" meta:non-whitespace-character-count="829"/>
    <meta:template xlink:type="simple" xlink:actuate="onRequest" xlink:title="JuepaePlt-202403" xlink:href="file:///C:/Users/juepa/AppData/Roaming/LibreOffice/4/user/template/JuepaePlt-202403.ott" meta:date="2025-04-12T17:36:56.362000000"/>
  </office:meta>
</office:document-meta>
</file>